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19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9.525cm">
          <text:p text:style-name="P4"/>
        </draw:line>
        <draw:frame draw:style-name="gr3" draw:text-style-name="P5" draw:layer="layout" svg:width="5.08cm" svg:height="4.517cm" svg:x="0.635cm" svg:y="5.08cm">
          <draw:text-box>
            <text:p text:style-name="P4"><text:span text:style-name="T2">= <text:s/>\= <text:s/>== <text:s/>\== <text:s/>&lt;&gt; <text:s/>&gt;&lt;</text:span></text:p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sEmpty</text:span></text:p>
          </draw:text-box>
        </draw:frame>
        <draw:line draw:style-name="gr2" draw:text-style-name="P3" draw:layer="layout" svg:x1="10.795cm" svg:y1="9.525cm" svg:x2="0.635cm" svg:y2="9.52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Ste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3.81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 text:style-name="P4"/>
        </draw:line>
        <draw:frame draw:style-name="gr3" draw:text-style-name="P5" draw:layer="layout" svg:width="5.08cm" svg:height="4.445cm" svg:x="5.715cm" svg:y="5.08cm">
          <draw:text-box>
            <text:p text:style-name="P4"><text:span text:style-name="T2">items</text:span></text:p>
            <text:p text:style-name="P4"><text:span text:style-name="T2">makeArray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request</text:span></text:p>
            <text:p text:style-name="P4"><text:span text:style-name="T2">supplier</text:span></text:p>
            <text:p text:style-name="P4"><text:span text:style-name="T2">unknown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9.525cm" svg:x2="5.715cm" svg:y2="5.08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50:04</dc:date>
    <dc:language>en-US</dc:language>
    <meta:editing-cycles>15</meta:editing-cycles>
    <meta:editing-duration>PT1H45M47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